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16b23" officeooo:paragraph-rsid="00116b23"/>
    </style:style>
    <style:style style:name="P2" style:family="paragraph" style:parent-style-name="Preformatted_20_Text">
      <style:text-properties officeooo:rsid="00116b23" officeooo:paragraph-rsid="0011ecfb"/>
    </style:style>
    <style:style style:name="P3" style:family="paragraph" style:parent-style-name="Preformatted_20_Text">
      <style:text-properties officeooo:rsid="00116b23" officeooo:paragraph-rsid="00123eee"/>
    </style:style>
    <style:style style:name="P4" style:family="paragraph" style:parent-style-name="Preformatted_20_Text">
      <style:paragraph-properties fo:text-align="center" style:justify-single-word="false"/>
      <style:text-properties fo:font-weight="bold" officeooo:rsid="00116b23" officeooo:paragraph-rsid="00116b23" style:font-weight-asian="bold" style:font-weight-complex="bold"/>
    </style:style>
    <style:style style:name="P5" style:family="paragraph" style:parent-style-name="Preformatted_20_Text">
      <style:text-properties officeooo:rsid="001378c3" officeooo:paragraph-rsid="001378c3"/>
    </style:style>
    <style:style style:name="P6" style:family="paragraph" style:parent-style-name="Preformatted_20_Text">
      <style:text-properties officeooo:rsid="00160a85" officeooo:paragraph-rsid="00160a85"/>
    </style:style>
    <style:style style:name="P7" style:family="paragraph" style:parent-style-name="Preformatted_20_Text">
      <style:text-properties officeooo:rsid="001b6c11" officeooo:paragraph-rsid="001b6c11"/>
    </style:style>
    <style:style style:name="T1" style:family="text">
      <style:text-properties fo:language="es" fo:country="ES"/>
    </style:style>
    <style:style style:name="T2" style:family="text">
      <style:text-properties officeooo:rsid="0011ecfb"/>
    </style:style>
    <style:style style:name="T3" style:family="text">
      <style:text-properties style:font-name="Liberation Mono"/>
    </style:style>
    <style:style style:name="T4" style:family="text">
      <style:text-properties style:font-name="Liberation Mono" style:font-name-asian="Nimbus Mono L" style:font-name-complex="Liberation Mono"/>
    </style:style>
    <style:style style:name="T5" style:family="text">
      <style:text-properties style:font-name="Liberation Mono" officeooo:rsid="0011ecfb" style:font-name-asian="Nimbus Mono L" style:font-name-complex="Liberation Mono"/>
    </style:style>
    <style:style style:name="T6" style:family="text">
      <style:text-properties style:font-name="Liberation Mono" officeooo:rsid="00123eee" style:font-name-asian="Nimbus Mono L" style:font-name-complex="Liberation Mono"/>
    </style:style>
    <style:style style:name="T7" style:family="text">
      <style:text-properties style:font-name="Liberation Mono" officeooo:rsid="0013a667" style:font-name-asian="Nimbus Mono L" style:font-name-complex="Liberation Mono"/>
    </style:style>
    <style:style style:name="T8" style:family="text">
      <style:text-properties style:font-name="Liberation Mono" officeooo:rsid="0014a9e3" style:font-name-asian="Nimbus Mono L" style:font-name-complex="Liberation Mono"/>
    </style:style>
    <style:style style:name="T9" style:family="text">
      <style:text-properties style:font-name="Liberation Mono" officeooo:rsid="001b6c11" style:font-name-asian="Nimbus Mono L" style:font-name-complex="Liberation Mono"/>
    </style:style>
    <style:style style:name="T10" style:family="text">
      <style:text-properties style:font-name="Liberation Mono" fo:language="es" fo:country="ES" officeooo:rsid="0011ecfb" style:font-name-asian="Nimbus Mono L" style:font-name-complex="Liberation Mono"/>
    </style:style>
    <style:style style:name="T11" style:family="text">
      <style:text-properties style:font-name="Liberation Mono" style:text-underline-style="solid" style:text-underline-width="auto" style:text-underline-color="font-color" officeooo:rsid="0011ecfb" style:font-name-asian="Nimbus Mono L" style:font-name-complex="Liberation Mono"/>
    </style:style>
    <style:style style:name="T12" style:family="text">
      <style:text-properties style:font-name="Liberation Mono" officeooo:rsid="00222902"/>
    </style:style>
    <style:style style:name="T13" style:family="text">
      <style:text-properties style:font-name="Liberation Mono" fo:font-style="italic" officeooo:rsid="0011ecfb" style:font-name-asian="Nimbus Mono L" style:font-style-asian="italic" style:font-name-complex="Liberation Mono" style:font-style-complex="italic"/>
    </style:style>
    <style:style style:name="T14" style:family="text">
      <style:text-properties officeooo:rsid="00123eee"/>
    </style:style>
    <style:style style:name="T15" style:family="text">
      <style:text-properties officeooo:rsid="0013a667"/>
    </style:style>
    <style:style style:name="T16" style:family="text">
      <style:text-properties officeooo:rsid="001761be"/>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officeooo:rsid="0019b6ec"/>
    </style:style>
    <style:style style:name="T20" style:family="text">
      <style:text-properties officeooo:rsid="001cd048"/>
    </style:style>
    <style:style style:name="T21" style:family="text">
      <style:text-properties officeooo:rsid="001f102a"/>
    </style:style>
    <style:style style:name="T22" style:family="text">
      <style:text-properties officeooo:rsid="0021e7c1"/>
    </style:style>
    <style:style style:name="T23" style:family="text">
      <style:text-properties fo:font-style="italic" style:font-style-asian="italic" style:font-style-complex="italic"/>
    </style:style>
    <style:style style:name="T24" style:family="text">
      <style:text-properties officeooo:rsid="0027f5f6"/>
    </style:style>
    <style:style style:name="T25" style:family="text">
      <style:text-properties style:font-name="Liberation Mono" officeooo:rsid="0027f5f6" style:font-name-asian="Nimbus Mono L" style:font-name-complex="Liberation Mon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vatar</text:p>
      <text:p text:style-name="P1"/>
      <text:p text:style-name="P2">En un mundo ideal, uno de sus programas favoritos de la infancia fue “Avatar”. Recordar<text:span text:style-name="T5">á</text:span> que una parte de la <text:span text:style-name="T1">poblaci</text:span><text:span text:style-name="T10">ó</text:span><text:span text:style-name="T1">n</text:span> nace con poderes extraordinarios — en su forma mas b<text:span text:style-name="T5">á</text:span>sica, la manipulaci<text:span text:style-name="T10">ón</text:span> de los cuatro elementos.</text:p>
      <text:p text:style-name="P1"/>
      <text:p text:style-name="P2">Durante el siglo <text:span text:style-name="T24">en </text:span>que el Avatar desapareci<text:span text:style-name="T5">ó</text:span>, las dem<text:span text:style-name="T25">á</text:span>s naciones formaron ej<text:span text:style-name="T5">é</text:span>rcitos para luchar contra la naci<text:span text:style-name="T10">ó</text:span>n del fuego. Aunque conocemos el resultado despu<text:span text:style-name="T5">é</text:span>s de cien a<text:span text:style-name="T5">ñ</text:span>os, queremos saber que tan intensas fueron las batallas. <text:span text:style-name="T16">Para eso</text:span> deseamos crear una simulac<text:span text:style-name="T2">i</text:span><text:span text:style-name="T5">ó</text:span>n de lo que ocurrir<text:span text:style-name="T5">í</text:span>a en ese periodo con las tropas.</text:p>
      <text:p text:style-name="P1"/>
      <text:p text:style-name="P1"><text:span text:style-name="T16">T</text:span>endremos <text:span text:style-name="T17">guerreros</text:span>, algunos sin habilidades, y otros con habilidades de tierra, agua, aire o fuego (imaginemos que algunos maestro aire no eran tan pac<text:span text:style-name="T5">í</text:span>ficos como en el canon). <text:span text:style-name="T18">El guerrero regular tendr</text:span><text:span text:style-name="T11">á</text:span><text:span text:style-name="T18"> un nombre, HP, defensa, ofensa, fuerza, y un nivel de suerte.</text:span></text:p>
      <text:p text:style-name="P1"/>
      <text:p text:style-name="P2"><text:span text:style-name="T17">Los maestros aire</text:span>, aparte de tener todas las cualidades del guerrero, tendr<text:span text:style-name="T5">á</text:span>n un ataque especial (double), <text:span text:style-name="T23">ser</text:span><text:span text:style-name="T13">á</text:span><text:span text:style-name="T23">n vulnerables a los ataques de tierra</text:span> (los ataques de tierra son 25% mas efectivos en un maestro aire).</text:p>
      <text:p text:style-name="P1"/>
      <text:p text:style-name="P3"><text:span text:style-name="T17">Los maestros tierra</text:span> tendr<text:span text:style-name="T5">á</text:span>n todas las cualidades del guerrero, un ataque especial, y ser<text:span text:style-name="T5">á</text:span>n vulnerables a los ataques de agua (son 25% mas efectivos). </text:p>
      <text:p text:style-name="P1"/>
      <text:p text:style-name="P3"><text:span text:style-name="T17">Los maestros agua</text:span> tendr<text:span text:style-name="T5">á</text:span>n todas las cualidades del guerrero, un ataque especial, y ser<text:span text:style-name="T5">á</text:span>n vulnerables a los ataques de fuego (son 25% mas efectivos). Adicionalmente, un maestro agua que tenga una fuerza mayor o igual a 110, tendr<text:span text:style-name="T5">á</text:span> la capacidad de recuperar su HP por <text:span text:style-name="T22">75 puntos</text:span> <text:span text:style-name="T21">(cuenta como un turno)</text:span>.</text:p>
      <text:p text:style-name="P1"/>
      <text:p text:style-name="P3"><text:span text:style-name="T17">Los maestros fuego</text:span> tendr<text:span text:style-name="T5">á</text:span>n todas las cualidades del guerrero, un ataque especial, y ser<text:span text:style-name="T5">á</text:span>n vulnerables a los ataques de <text:span text:style-name="T20">maestro aire</text:span> (son 15% mas efectivos… :)).</text:p>
      <text:p text:style-name="P1"/>
      <text:p text:style-name="P3">Al ingresar un guerrero su fuerza no debe sobrepasar 60, incrementar<text:span text:style-name="T5">á</text:span> solo despu<text:span text:style-name="T6">é</text:span>s de hacer una simulaci<text:span text:style-name="T6">ó</text:span>n de batalla, y solamente incrementar<text:span text:style-name="T5">á</text:span> para el guerrero ganador <text:span text:style-name="T19">(a su criterio que tanto quiere que incremente).</text:span></text:p>
      <text:p text:style-name="P3"/>
      <text:p text:style-name="P3">El nivel de suerte es para smash hits (referencia a los juegos de Mother &lt;3). Un guerrero puede tener un nivel de suerte de 0 a 10. Si el nivel de suerte se encuentra entre 0 y 5, haga un random de 1 a 1<text:span text:style-name="T19">0</text:span>,000. Si el random retorna 50, ser<text:span text:style-name="T5">á</text:span> un smash hit, y ser<text:span text:style-name="T5">á</text:span> 50% m<text:span text:style-name="T5">á</text:span><text:span text:style-name="T6">s fuerte</text:span>. Si el nivel de suerte se encuentra entre 6 y 9, entonces ser<text:span text:style-name="T5">á</text:span> un random que elija n<text:span text:style-name="T6">ú</text:span>meros de 1 a 1000, y cumplir<text:span text:style-name="T6">á</text:span> con el mismo requisito previamente escrito. Si la suerte es igual a 10, el random buscar<text:span text:style-name="T6">á</text:span> n<text:span text:style-name="T6">ú</text:span>meros <text:span text:style-name="T14">entre</text:span> 1 <text:span text:style-name="T14">y</text:span> 100.</text:p>
      <text:p text:style-name="P3"/>
      <text:p text:style-name="P5">Por puntos extra, deje cargados en el vector que utilizar<text:span text:style-name="T6">á</text:span> en el main a los personajes principales de la serie original de Avatar (<text:span text:style-name="T15">solo tierra, fuego, y agua – si desea hacer a Aang, no aceptar</text:span><text:span text:style-name="T7">é </text:span><text:span text:style-name="T8">que no pueda usar los otros elementos</text:span>).</text:p>
      <text:p text:style-name="P5"/>
      <text:p text:style-name="P7">El sistema de batalla debe de ser completo, como el de un RPG (bash, recover, spy, run), pero solo los maestros agua pueden recuperar su HP durante la batalla (si tienen el poder curativo).</text:p>
      <text:p text:style-name="P6"><text:span text:style-name="T12">A</text:span><text:span text:style-name="T3">suma que cuando su guerrero llega a HP de 0 no puede pelear m</text:span><text:span text:style-name="T4">á</text:span><text:span text:style-name="T9">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8T23:25:02.385923889</dc:date>
    <meta:editing-duration>PT2H23M56S</meta:editing-duration>
    <meta:editing-cycles>18</meta:editing-cycles>
    <meta:generator>LibreOffice/5.1.4.2$Linux_X86_64 LibreOffice_project/10m0$Build-2</meta:generator>
    <meta:document-statistic meta:table-count="0" meta:image-count="0" meta:object-count="0" meta:page-count="1" meta:paragraph-count="13" meta:word-count="496" meta:character-count="2840" meta:non-whitespace-character-count="2354"/>
  </office:meta>
</office:document-meta>
</file>